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 style:shadow="none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3.2" style:family="table-row">
      <style:table-row-properties style:min-row-height="0.624cm"/>
    </style:style>
    <style:style style:name="Table3.A2" style:family="table-cell">
      <style:table-cell-properties fo:border-top="none" fo:border-left="0.05pt solid #000000" fo:border-right="0.05pt solid #000000" fo:padding="0.097cm" fo:border-bottom="none"/>
    </style:style>
    <style:style style:name="Table4" style:family="table">
      <style:table-properties table:align="margins" style:width="17cm" style:shadow="none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-top="none" fo:border-left="0.05pt solid #000000" fo:border-right="0.05pt solid #000000" fo:padding="0.097cm" fo:border-bottom="none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text-properties officeooo:paragraph-rsid="00920d7c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5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6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text-properties officeooo:paragraph-rsid="0096602b" style:font-size-asian="12pt" style:font-name="Arial" fo:font-size="12pt" style:font-size-complex="12pt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name="Verdana" style:font-size-complex="9pt" officeooo:rsid="0096602b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5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6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8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officeooo:rsid="008550cb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2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3"><text:span text:style-name="T18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3"><text:span text:style-name="T18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3"><text:span text:style-name="T18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4"><text:span text:style-name="T18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section text:style-name="Sect1" text:name="Section Matriz 1">
        <text:p text:style-name="P32"><text:span text:style-name="T8"/><text:change-end text:change-id="ct15505638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2;JU-3;SN-1;SN-2;RE-1;RE-2;YA-1;YA-2;YA-3;CH-1;CH-2;CH-3;CH-4;CH-5;ACH-1;ACH-2;HUI-1;HUI-2;HUI-3;HUI-4;HUI-5;HUI-6;SI-1;CU-1;CU-2;CO-1;CO-2_(T5);CO-3_(T6);CO-4_(T1);VM1;VM2;VM3;VM4;VM5;J0;J1;J2;J3;J4;J5;J6;T3;T4;AL-1;AL-2;AL-3;AL-4;MP-1;MP-2;MP-3;MP-4;MP-5;MP-6;CY-1;CY-2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32"><text:span text:style-name="T8"/><text:change-end text:change-id="ct15505638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Sedimento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3;SN-1;RE-1;YA-1;YA-3;CH-2;CH-4;ACH-1;HUI-1;HUI-2;HUI-3;HUI-4;HUI-5;HUI-6;SI-1;CU-1;CO-1;CO-3_(T6);VM1;VM2;VM3;VM4;VM5;J0;J1;J2;J3;J4;J5;J6;T3;T4;AL-1;AL-4;MP-1;MP-3;MP-6;CY-1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19"/>
      <text:section text:style-name="Sect1" text:name="Section Equipos">
        <text:p text:style-name="P31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8">Cantidad</text:p>
            </table:table-cell>
            <table:table-cell office:value-type="string" table:style-name="Table5.B1">
              <text:p text:style-name="P28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mba de filtrado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0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1" meta:word-count="112" meta:character-count="992" meta:non-whitespace-character-count="905"/>
  </office:meta>
</office:document-meta>
</file>